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0.795cm">
          <text:p text:style-name="P4"/>
        </draw:line>
        <draw:frame draw:style-name="gr3" draw:text-style-name="P5" draw:layer="layout" svg:width="5.08cm" svg:height="5.715cm" svg:x="0.635cm" svg:y="5.08cm">
          <draw:text-box>
            <text:p text:style-name="P4"><text:span text:style-name="T2">allAt</text:span></text:p>
            <text:p text:style-name="P4"><text:span text:style-name="T2">allIndex</text:span></text:p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difference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tersection</text:span></text:p>
          </draw:text-box>
        </draw:frame>
        <draw:line draw:style-name="gr2" draw:text-style-name="P3" draw:layer="layout" svg:x1="10.795cm" svg:y1="10.795cm" svg:x2="0.635cm" svg:y2="10.79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 text:style-name="P4"/>
        </draw:line>
        <draw:frame draw:style-name="gr3" draw:text-style-name="P5" draw:layer="layout" svg:width="5.08cm" svg:height="5.715cm" svg:x="5.715cm" svg:y="5.08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bset</text:span></text:p>
            <text:p text:style-name="P4"><text:span text:style-name="T2">supplier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10.795cm" svg:x2="5.715cm" svg:y2="5.08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43:42</dc:date>
    <dc:language>en-US</dc:language>
    <meta:editing-cycles>17</meta:editing-cycles>
    <meta:editing-duration>PT1H59M5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